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aca01" officeooo:paragraph-rsid="001c49ac"/>
    </style:style>
    <style:style style:name="P2" style:family="paragraph" style:parent-style-name="Heading_20_1" style:master-page-name="Right_20_Page">
      <style:paragraph-properties style:page-number="auto"/>
      <style:text-properties officeooo:rsid="00238a19" officeooo:paragraph-rsid="00238a19"/>
    </style:style>
    <style:style style:name="P3" style:family="paragraph" style:parent-style-name="Text_20_body">
      <style:text-properties officeooo:rsid="0025582f" officeooo:paragraph-rsid="0025582f"/>
    </style:style>
    <style:style style:name="P4" style:family="paragraph" style:parent-style-name="Text_20_body">
      <style:text-properties officeooo:rsid="0025665b" officeooo:paragraph-rsid="0025665b"/>
    </style:style>
    <style:style style:name="P5" style:family="paragraph" style:parent-style-name="Text_20_body">
      <style:text-properties officeooo:rsid="0027116b" officeooo:paragraph-rsid="0027116b"/>
    </style:style>
    <style:style style:name="P6" style:family="paragraph" style:parent-style-name="Heading_20_2">
      <style:text-properties officeooo:rsid="000aca01" officeooo:paragraph-rsid="001c49ac"/>
    </style:style>
    <style:style style:name="P7" style:family="paragraph" style:parent-style-name="Heading_20_3">
      <style:text-properties officeooo:paragraph-rsid="0027116b"/>
    </style:style>
    <style:style style:name="P8" style:family="paragraph" style:parent-style-name="Heading_20_3">
      <style:paragraph-properties fo:break-before="page"/>
      <style:text-properties officeooo:rsid="0027116b" officeooo:paragraph-rsid="0027116b"/>
    </style:style>
    <style:style style:name="T1" style:family="text">
      <style:text-properties officeooo:rsid="000f14e3"/>
    </style:style>
    <style:style style:name="T2" style:family="text">
      <style:text-properties officeooo:rsid="00238a19"/>
    </style:style>
    <style:style style:name="T3" style:family="text">
      <style:text-properties officeooo:rsid="0025582f"/>
    </style:style>
    <style:style style:name="T4" style:family="text">
      <style:text-properties officeooo:rsid="0025665b"/>
    </style:style>
    <style:style style:name="T5" style:family="text">
      <style:text-properties officeooo:rsid="0026f99a"/>
    </style:style>
    <style:style style:name="T6" style:family="text">
      <style:text-properties officeooo:rsid="002711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6">Angel Mine </text:span>(<text:span text:style-name="T4">Cowboy Junkies</text:span>)</text:h>
      <text:h text:style-name="P6" text:outline-level="2">Time Signature: <text:span text:style-name="T6">4</text:span>/4</text:h>
      <text:p text:style-name="P1">Chords: <text:span text:style-name="T5">Am, C, Em, F, G</text:span></text:p>
      <text:p text:style-name="P1">Tempo: <text:span text:style-name="T3">8</text:span>0 - 1<text:span text:style-name="T3">0</text:span>0 BPM</text:p>
      <text:h text:style-name="P8" text:outline-level="3">[INTRO]</text:h>
      <text:p text:style-name="P5">C <text:s text:c="2"/>Am <text:s text:c="2"/>Em <text:s text:c="2"/>F <text:s text:c="2"/>C <text:s text:c="2"/>G</text:p>
      <text:p text:style-name="P5">C <text:s text:c="2"/>Am <text:s text:c="2"/>Em <text:s text:c="2"/>F <text:s text:c="2"/>C <text:s text:c="2"/>G</text:p>
      <text:h text:style-name="Heading_20_3" text:outline-level="3">[VERSE 1]</text:h>
      <text:p text:style-name="P5"><text:s text:c="3"/>C <text:s text:c="28"/>Am <text:s/></text:p>
      <text:p text:style-name="P5">He searched for those wings that he knew</text:p>
      <text:p text:style-name="P5"><text:s text:c="22"/>Em </text:p>
      <text:p text:style-name="P5">that this angel should have at her back.</text:p>
      <text:p text:style-name="P5"><text:s text:c="4"/>F</text:p>
      <text:p text:style-name="P5">And although he can't find them</text:p>
      <text:p text:style-name="P5"><text:s text:c="2"/>C </text:p>
      <text:p text:style-name="P5">he really don't mind </text:p>
      <text:p text:style-name="P5"><text:s text:c="10"/>G</text:p>
      <text:p text:style-name="P5">because he knows they'll grow back. </text:p>
      <text:p text:style-name="P5"><text:s text:c="3"/>C <text:s text:c="30"/>Am <text:s text:c="2"/></text:p>
      <text:p text:style-name="P5">And he reached for that halo that he knows</text:p>
      <text:p text:style-name="P5"><text:s text:c="21"/>Em <text:s/></text:p>
      <text:p text:style-name="P5">that she had when she first caught his eye.</text:p>
      <text:p text:style-name="P5"><text:s text:c="12"/>F <text:s/></text:p>
      <text:p text:style-name="P5">Although his hand came back empty</text:p>
      <text:p text:style-name="P5"><text:s text:c="5"/>C <text:s/></text:p>
      <text:p text:style-name="P5">he's really not worried </text:p>
      <text:p text:style-name="P5"><text:s text:c="10"/>G </text:p>
      <text:p text:style-name="P5">because he knows it still shines. </text:p>
      <text:h text:style-name="Heading_20_3" text:outline-level="3">[CHORUS]</text:h>
      <text:p text:style-name="P5"><text:s/>F <text:s text:c="25"/>G </text:p>
      <text:p text:style-name="P5"><text:s text:c="3"/>I can't promise that I'll grow those wings </text:p>
      <text:p text:style-name="P5"><text:s text:c="2"/>C <text:s text:c="18"/>G <text:s text:c="3"/>F <text:s/></text:p>
      <text:p text:style-name="P5">or keep this tarnished halo shined </text:p>
      <text:p text:style-name="P5"><text:s text:c="8"/>F <text:s text:c="16"/>G <text:s/></text:p>
      <text:p text:style-name="P5">but I'll never betray your trust </text:p>
      <text:p text:style-name="P5"><text:s text:c="5"/>C <text:s/></text:p>
      <text:p text:style-name="P5">angel mine.</text:p>
      <text:p text:style-name="P5"/>
      <text:h text:style-name="Heading_20_3" text:outline-level="3"><text:soft-page-break/>[VERSE 2]</text:h>
      <text:p text:style-name="P5"><text:s text:c="3"/>C <text:s text:c="23"/>Am <text:s text:c="2"/></text:p>
      <text:p text:style-name="P5">I search all the time on the ground </text:p>
      <text:p text:style-name="P5"><text:s text:c="15"/>Em <text:s/></text:p>
      <text:p text:style-name="P5">for our shadows cast side by side.</text:p>
      <text:p text:style-name="P5"><text:s/>F <text:s text:c="22"/>C </text:p>
      <text:p text:style-name="P5">Just to remind me that I haven't gone crazy</text:p>
      <text:p text:style-name="P5"><text:s text:c="10"/>G </text:p>
      <text:p text:style-name="P5">that you exist and are mine</text:p>
      <text:p text:style-name="P5"><text:s text:c="6"/>C <text:s text:c="23"/>Am <text:s text:c="2"/></text:p>
      <text:p text:style-name="P5">And I know that your skin is as warm and as real <text:s/></text:p>
      <text:p text:style-name="P5"><text:s text:c="7"/>Em <text:s/></text:p>
      <text:p text:style-name="P5">as that smile in your eyes.</text:p>
      <text:p text:style-name="P5"><text:s/>F <text:s text:c="32"/>C </text:p>
      <text:p text:style-name="P5">But I <text:s/>F <text:s/>have to keep touching and smelling </text:p>
      <text:p text:style-name="P5"><text:s text:c="16"/>G </text:p>
      <text:p text:style-name="P5">and tasting for fear it's all lies. </text:p>
      <text:h text:style-name="Heading_20_3" text:outline-level="3">[CHORUS]</text:h>
      <text:p text:style-name="P5"><text:s/>F <text:s text:c="25"/>G </text:p>
      <text:p text:style-name="P5"><text:s text:c="3"/>I can't promise that I'll grow those wings </text:p>
      <text:p text:style-name="P5"><text:s text:c="2"/>C <text:s text:c="18"/>G <text:s text:c="3"/>F <text:s/></text:p>
      <text:p text:style-name="P5">or keep this tarnished halo shined </text:p>
      <text:p text:style-name="P5"><text:s text:c="8"/>F <text:s text:c="16"/>G <text:s/></text:p>
      <text:p text:style-name="P5">but I'll never betray your trust </text:p>
      <text:p text:style-name="P5"><text:s text:c="5"/>C <text:s/></text:p>
      <text:p text:style-name="P5">angel mine.</text:p>
      <text:h text:style-name="P7" text:outline-level="3">[<text:span text:style-name="T6">BRIDGE</text:span>]</text:h>
      <text:p text:style-name="P5">C <text:s text:c="2"/>Am <text:s text:c="2"/>Em <text:s text:c="2"/>F <text:s text:c="2"/>C <text:s text:c="2"/>G</text:p>
      <text:h text:style-name="Heading_20_3" text:outline-level="3">[VERSE 3]</text:h>
      <text:p text:style-name="P5"><text:s/>C <text:s text:c="27"/>Am <text:s text:c="2"/></text:p>
      <text:p text:style-name="P5">Last night I awoke from the deepest of sleeps</text:p>
      <text:p text:style-name="P5"><text:s text:c="10"/>Em <text:s/></text:p>
      <text:p text:style-name="P5">with your voice in my head.</text:p>
      <text:p text:style-name="P5"><text:s text:c="12"/>F <text:s/></text:p>
      <text:p text:style-name="P5">And I could tell by your breathing</text:p>
      <text:p text:style-name="P5"><text:s text:c="5"/>C <text:s/></text:p>
      <text:p text:style-name="P5">that you were still sleeping </text:p>
      <text:p text:style-name="P5"><text:s text:c="4"/>G </text:p>
      <text:p text:style-name="P5">I re-peated the words that you had said. </text:p>
      <text:p text:style-name="P5"/>
      <text:p text:style-name="P5"/>
      <text:h text:style-name="Heading_20_3" text:outline-level="3"><text:soft-page-break/>[CHORUS]</text:h>
      <text:p text:style-name="P5"><text:s/>F <text:s text:c="25"/>G </text:p>
      <text:p text:style-name="P5"><text:s text:c="3"/>I can't promise that I'll grow those wings </text:p>
      <text:p text:style-name="P5"><text:s text:c="2"/>C <text:s text:c="18"/>G <text:s text:c="3"/>F <text:s/></text:p>
      <text:p text:style-name="P5">or keep this tarnished halo shined </text:p>
      <text:p text:style-name="P5"><text:s text:c="8"/>F <text:s text:c="16"/>G <text:s/></text:p>
      <text:p text:style-name="P5">but I'll never betray your trust </text:p>
      <text:p text:style-name="P5"><text:s text:c="5"/>C <text:s/></text:p>
      <text:p text:style-name="P5">angel mine.</text:p>
      <text:p text:style-name="P5"><text:s/>F <text:s text:c="25"/>G </text:p>
      <text:p text:style-name="P5"><text:s text:c="3"/>I can't promise that I'll grow those wings </text:p>
      <text:p text:style-name="P5"><text:s text:c="2"/>C <text:s text:c="18"/>G <text:s text:c="3"/>F <text:s/></text:p>
      <text:p text:style-name="P5">or keep this tarnished halo shined </text:p>
      <text:p text:style-name="P5"><text:s text:c="8"/>F <text:s text:c="16"/>G <text:s/></text:p>
      <text:p text:style-name="P5">but I'll never betray your trust </text:p>
      <text:p text:style-name="P5"><text:s text:c="5"/>C <text:s/></text:p>
      <text:p text:style-name="P5">angel mine.</text:p>
      <text:h text:style-name="Heading_20_3" text:outline-level="3">[OUTRO]</text:h>
      <text:p text:style-name="P5">C <text:s text:c="2"/>Am <text:s text:c="2"/>Em <text:s text:c="2"/>F <text:s text:c="2"/>C <text:s text:c="2"/>G</text:p>
      <text:p text:style-name="P5">C <text:s text:c="2"/>Am <text:s text:c="2"/>Em <text:s text:c="2"/>F <text:s text:c="2"/>C <text:s text:c="2"/>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1H42M7S</meta:editing-duration>
    <meta:editing-cycles>24</meta:editing-cycles>
    <meta:generator>LibreOffice/5.2.5.1$MacOSX_X86_64 LibreOffice_project/0312e1a284a7d50ca85a365c316c7abbf20a4d22</meta:generator>
    <dc:title>Lyrics + Chords</dc:title>
    <dc:date>2017-04-04T13:05:52.083644000</dc:date>
    <meta:print-date>2017-04-03T12:23:29.985893000</meta:print-date>
    <meta:document-statistic meta:table-count="0" meta:image-count="0" meta:object-count="0" meta:page-count="4" meta:paragraph-count="96" meta:word-count="375" meta:character-count="2435" meta:non-whitespace-character-count="132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